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text:list-style style:name="L1">
      <text:list-level-style-number text:level="1" text:style-name="Numbering_20_Symbols" style:num-suffix=")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 text:c="2"/></text:p>
      <text:p text:style-name="Standard">create <text:s/>a pivot table :</text:p>
      <text:p text:style-name="Standard"/>
      <text:p text:style-name="Standard">mysql&gt; select u.id,u.name,q.content,g.score_count,assessment_id from users as u,given_assesments as g,assessments_mapping as a,questions as q,assessments as s where u.id=g.user_id AND a.id=g.assessment_map_id AND q.id=a.question_id AND s.id=a.assessment_id;</text:p>
      <text:p text:style-name="Standard">+------+-------+-------------------------------------------------+-------------+---------------+</text:p>
      <text:p text:style-name="Standard">| id <text:s text:c="2"/>| name <text:s/>| content <text:s text:c="40"/>| score_count | assessment_id |</text:p>
      <text:p text:style-name="Standard">+------+-------+-------------------------------------------------+-------------+---------------+</text:p>
      <text:p text:style-name="Standard">| 1000 | ashu <text:s/>| Who was known as Iron man of India? <text:s text:c="12"/>| <text:s text:c="10"/>1 | <text:s text:c="11"/>20 |</text:p>
      <text:p text:style-name="Standard">| 1000 | ashu <text:s/>| Who among the following was an eminent painter? | <text:s text:c="10"/>1 | <text:s text:c="11"/>20 |</text:p>
      <text:p text:style-name="Standard">| 1002 | tanvi | <text:s/>Who invented the BALLPOINT PEN? <text:s text:c="15"/>| <text:s text:c="10"/>1 | <text:s text:c="11"/>20 |</text:p>
      <text:p text:style-name="Standard">| 1002 | tanvi | Who among the following was an eminent painter? | <text:s text:c="10"/>1 | <text:s text:c="11"/>20 |</text:p>
      <text:p text:style-name="Standard">| 1003 | ash <text:s text:c="2"/>| <text:s/>Who invented the BALLPOINT PEN? <text:s text:c="15"/>| <text:s text:c="10"/>1 | <text:s text:c="11"/>20 |</text:p>
      <text:p text:style-name="Standard">| 1001 | ballu | Who was known as Iron man of India? <text:s text:c="12"/>| <text:s text:c="10"/>1 | <text:s text:c="11"/>40 |</text:p>
      <text:p text:style-name="Standard">| 1001 | ballu | <text:s/>Who invented the BALLPOINT PEN? <text:s text:c="15"/>| <text:s text:c="10"/>1 | <text:s text:c="11"/>40 |</text:p>
      <text:p text:style-name="Standard">| 1002 | tanvi | Who was known as Iron man of India? <text:s text:c="12"/>| <text:s text:c="10"/>1 | <text:s text:c="11"/>40 |</text:p>
      <text:p text:style-name="Standard">| 1003 | ash <text:s text:c="2"/>| <text:s/>Who invented the BALLPOINT PEN? <text:s text:c="15"/>| <text:s text:c="10"/>1 | <text:s text:c="11"/>40 |</text:p>
      <text:p text:style-name="Standard">| 1003 | ash <text:s text:c="2"/>| Who was known as Iron man of India? <text:s text:c="12"/>| <text:s text:c="10"/>1 | <text:s text:c="11"/>40 |</text:p>
      <text:p text:style-name="Standard">+------+-------+-------------------------------------------------+-------------+---------------+</text:p>
      <text:p text:style-name="Standard"/>
      <text:p text:style-name="Standard">mysql&gt; select * from (select u.id,u.name,q.content,g.user_answer,g.score_count,assessment_id from users as u,given_assesments as g,assessments_mapping as a,questions as q,assessments as s where u.id=g.user_id AND a.id=g.assessment_map_id AND q.id=a.question_id AND s.id=a.assessment_id) as s pivot (sum(user_answer) for [content] IN (who was known as Iron man of India,Who among the following was an eminent painter,Who invented the BALLPOINT PEN?) as p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ebonise </meta:initial-creator>
    <meta:creation-date>2014-11-14T16:50:42</meta:creation-date>
    <dc:date>2014-11-14T17:35:40</dc:date>
    <dc:creator>webonise </dc:creator>
    <meta:editing-duration>PT29M58S</meta:editing-duration>
    <meta:editing-cycles>3</meta:editing-cycles>
    <meta:generator>LibreOffice/3.5$Linux_X86_64 LibreOffice_project/350m1$Build-2</meta:generator>
    <meta:document-statistic meta:table-count="0" meta:image-count="0" meta:object-count="0" meta:page-count="1" meta:paragraph-count="18" meta:word-count="279" meta:character-count="2096" meta:non-whitespace-character-count="1457"/>
  </office:meta>
</office:document-meta>
</file>